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7bd9e" officeooo:paragraph-rsid="0007bd9e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7bd9e" officeooo:paragraph-rsid="0007bd9e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097613" officeooo:paragraph-rsid="00097613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0b21ab" officeooo:paragraph-rsid="000b21ab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0c5dd4" officeooo:paragraph-rsid="000c5d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 professionnelles d’information de service technique</text:p>
      <text:p text:style-name="P2"/>
      <text:p text:style-name="P2"/>
      <text:p text:style-name="P3">1. Définition</text:p>
      <text:p text:style-name="P3"/>
      <text:p text:style-name="P3">Document écrit interne à l’entreprise/administration</text:p>
      <text:p text:style-name="P3">Utilisé pour la transmission d’information</text:p>
      <text:p text:style-name="P3">Utilisé pour la transmission d’ordres</text:p>
      <text:p text:style-name="P3">Note le plus souvent descendante</text:p>
      <text:p text:style-name="P3"/>
      <text:p text:style-name="P3">3 sortes de notes :</text:p>
      <text:p text:style-name="P3"><text:tab/>⇒ note d’information</text:p>
      <text:p text:style-name="P3"><text:tab/>⇒ Note de service</text:p>
      <text:p text:style-name="P3"><text:tab/>⇒ Note technique</text:p>
      <text:p text:style-name="P3"/>
      <text:p text:style-name="P3"/>
      <text:p text:style-name="P3">2. Utilité dans le monde du travail</text:p>
      <text:p text:style-name="P3"/>
      <text:p text:style-name="P3">Mettre en exécution une décision ayant des conséquences pratiques</text:p>
      <text:p text:style-name="P3"/>
      <text:p text:style-name="P3">Note d’information</text:p>
      <text:p text:style-name="P3"><text:tab/>⇒ Transmettre les informations sur la vie de l’entreprise</text:p>
      <text:p text:style-name="P3"/>
      <text:p text:style-name="P3">Note de service</text:p>
      <text:p text:style-name="P3"><text:tab/>⇒ Donner des consignes, permanente ou temporaires</text:p>
      <text:p text:style-name="P3"/>
      <text:p text:style-name="P3">Note technique</text:p>
      <text:p text:style-name="P3"><text:tab/>⇒ Permettre à des spécialistes d’avoir des informations détaillées et actualisées <text:tab/><text:tab/>pour résoudre un problème</text:p>
      <text:p text:style-name="P3"/>
      <text:p text:style-name="P3">3. Contenu</text:p>
      <text:p text:style-name="P3"/>
      <text:p text:style-name="P3">Textes</text:p>
      <text:p text:style-name="P3"><text:tab/>⇒ Informatifs</text:p>
      <text:p text:style-name="P3"><text:tab/>⇒ Précis</text:p>
      <text:p text:style-name="P3"><text:tab/>⇒ Concis</text:p>
      <text:p text:style-name="P3"><text:tab/>⇒ Clairs</text:p>
      <text:p text:style-name="P3"/>
      <text:p text:style-name="P3">Exposition de</text:p>
      <text:p text:style-name="P3"><text:tab/>⇒ faits</text:p>
      <text:p text:style-name="P3"><text:tab/>⇒ recommandation</text:p>
      <text:p text:style-name="P3"><text:tab/>…</text:p>
      <text:p text:style-name="P3"><text:tab/>⇒ Description des opérations </text:p>
      <text:p text:style-name="P3"/>
      <text:p text:style-name="P3">Plan habituel</text:p>
      <text:p text:style-name="P3"><text:tab/>⇒ Introduction rare</text:p>
      <text:p text:style-name="P3"><text:tab/>⇒ Développement</text:p>
      <text:p text:style-name="P3"><text:tab/>⇒ Conclusion parfois</text:p>
      <text:p text:style-name="P3"/>
      <text:p text:style-name="P4">4. Exemples traditionnels</text:p>
      <text:p text:style-name="P4"><text:tab/>⇒ Voir diapo</text:p>
      <text:p text:style-name="P4"/>
      <text:p text:style-name="P5"><text:soft-page-break/>5. Style</text:p>
      <text:p text:style-name="P5"/>
      <text:p text:style-name="P5">2 impératifs</text:p>
      <text:p text:style-name="P5"><text:tab/>⇒ Ne donner lieu à aucune hésitation ou erreur</text:p>
      <text:p text:style-name="P5"><text:tab/>⇒ S’adresser à un public précis</text:p>
      <text:p text:style-name="P5"><text:tab/><text:tab/>⇒ Tenir compte des caractéristiques de celui-ci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6:48:48.821162182</meta:creation-date>
    <dc:date>2024-01-22T17:00:13.713696689</dc:date>
    <meta:editing-duration>PT11M2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161" meta:character-count="1055" meta:non-whitespace-character-count="909"/>
  </office:meta>
</office:document-meta>
</file>